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7000001D81E79F3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style:tab-stops>
          <style:tab-stop style:position="0cm" style:type="center"/>
          <style:tab-stop style:position="18.161cm" style:type="right"/>
        </style:tab-stops>
      </style:paragraph-properties>
    </style:style>
    <style:style style:name="P2" style:family="paragraph" style:parent-style-name="Default_20_Text">
      <style:paragraph-properties fo:margin-top="0.282cm" fo:margin-bottom="0cm"/>
    </style:style>
    <style:style style:name="P3"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4"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5"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6"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7"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8"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9"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0"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11"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12"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13"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1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15"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16"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17"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8"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19"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25" style:family="paragraph" style:parent-style-name="Body">
      <style:paragraph-properties fo:margin-left="0cm" fo:margin-right="0cm" fo:text-indent="0cm" style:auto-text-indent="false"/>
      <style:text-properties fo:color="#000000"/>
    </style:style>
    <style:style style:name="P26"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27"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29" style:family="paragraph" style:parent-style-name="Body">
      <style:paragraph-properties fo:margin-left="0cm" fo:margin-right="0cm" fo:margin-top="0.011cm" fo:margin-bottom="0.011cm" fo:text-indent="0cm" style:auto-text-indent="false"/>
    </style:style>
    <style:style style:name="P30"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31"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Arial" fo:font-size="10pt" fo:language="en" fo:country="US" style:font-name-asian="Helvetica" style:font-size-asian="10pt" style:language-asian="en" style:country-asian="US" style:font-name-complex="Times New Roman" style:font-size-complex="10pt" style:language-complex="ar" style:country-complex="SA"/>
    </style:style>
    <style:style style:name="P32"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33" style:family="paragraph" style:parent-style-name="Preformatted_20_Text">
      <style:paragraph-properties fo:margin-top="0cm" fo:margin-bottom="0.499cm"/>
      <style:text-properties fo:font-weight="normal" style:font-weight-asian="normal" style:font-weight-complex="normal"/>
    </style:style>
    <style:style style:name="P34" style:family="paragraph" style:parent-style-name="Body">
      <style:text-properties fo:color="#ff0000" fo:font-style="italic" style:font-style-asian="italic"/>
    </style:style>
    <style:style style:name="P35" style:family="paragraph" style:parent-style-name="Body">
      <style:text-properties fo:color="#ff0000" fo:font-style="italic" fo:font-weight="bold" style:font-style-asian="italic" style:font-weight-asian="bold"/>
    </style:style>
    <style:style style:name="P36" style:family="paragraph" style:parent-style-name="Body">
      <style:text-properties fo:color="#ff0000" fo:font-style="normal" style:font-style-asian="normal" style:font-style-complex="normal"/>
    </style:style>
    <style:style style:name="P37" style:family="paragraph" style:parent-style-name="Body">
      <style:text-properties fo:language="en" fo:country="GB"/>
    </style:style>
    <style:style style:name="P38" style:family="paragraph" style:parent-style-name="Body">
      <style:text-properties fo:color="#000000" fo:font-style="normal" fo:font-weight="normal" style:font-style-asian="normal" style:font-weight-asian="normal" style:font-style-complex="normal" style:font-weight-complex="normal"/>
    </style:style>
    <style:style style:name="P3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0" style:family="paragraph" style:parent-style-name="Body">
      <style:text-properties fo:language="en" fo:country="US" style:language-complex="ar" style:country-complex="SA"/>
    </style:style>
    <style:style style:name="P41" style:family="paragraph" style:parent-style-name="Body">
      <style:text-properties fo:font-weight="bold" style:font-weight-asian="bold" style:font-weight-complex="bold"/>
    </style:style>
    <style:style style:name="P42" style:family="paragraph" style:parent-style-name="Body">
      <style:text-properties fo:background-color="#ffff00"/>
    </style:style>
    <style:style style:name="P43" style:family="paragraph" style:parent-style-name="Body">
      <style:text-properties style:font-name="Arial"/>
    </style:style>
    <style:style style:name="P44" style:family="paragraph" style:parent-style-name="Body">
      <style:paragraph-properties>
        <style:tab-stops>
          <style:tab-stop style:position="6.826cm"/>
        </style:tab-stops>
      </style:paragraph-properties>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color="#000000" fo:font-style="italic" style:font-style-asian="italic"/>
    </style:style>
    <style:style style:name="P47" style:family="paragraph" style:parent-style-name="CellBody">
      <style:paragraph-properties fo:keep-with-next="always" style:snap-to-layout-grid="false"/>
    </style:style>
    <style:style style:name="P48" style:family="paragraph" style:parent-style-name="CellHeading">
      <style:paragraph-properties fo:text-align="center" style:justify-single-word="false" fo:keep-with-next="always" style:snap-to-layout-grid="false"/>
    </style:style>
    <style:style style:name="P49" style:family="paragraph" style:parent-style-name="Abstract">
      <style:text-properties fo:font-size="16pt" fo:font-weight="bold" style:font-size-asian="16pt" style:font-weight-asian="bold"/>
    </style:style>
    <style:style style:name="P50" style:family="paragraph" style:parent-style-name="Abstract">
      <style:text-properties fo:language="en" fo:country="GB"/>
    </style:style>
    <style:style style:name="P51" style:family="paragraph" style:parent-style-name="Preformatted_20_Text">
      <style:text-properties fo:font-weight="bold" style:font-weight-asian="bold" style:font-weight-complex="bold"/>
    </style:style>
    <style:style style:name="P52"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margin-left="2.286cm" fo:margin-right="0cm" fo:text-indent="0cm" style:auto-text-indent="false"/>
    </style:style>
    <style:style style:name="P54" style:family="paragraph" style:parent-style-name="Body">
      <style:paragraph-properties fo:margin-left="2.286cm" fo:margin-right="0cm" fo:margin-top="0.011cm" fo:margin-bottom="0.011cm" fo:text-indent="0cm" style:auto-text-indent="false"/>
      <style:text-properties style:font-name="Courier New1"/>
    </style:style>
    <style:style style:name="P55" style:family="paragraph" style:parent-style-name="Preformatted_20_Text">
      <style:paragraph-properties fo:margin-left="2.286cm" fo:margin-right="0cm" fo:text-indent="0cm" style:auto-text-indent="false"/>
      <style:text-properties style:font-name="ProductusOSGiMonoc" fo:font-size="9pt"/>
    </style:style>
    <style:style style:name="P56" style:family="paragraph" style:parent-style-name="Preformatted_20_Text">
      <style:paragraph-properties fo:margin-left="2.286cm" fo:margin-right="0cm" fo:text-indent="0cm" style:auto-text-indent="false"/>
      <style:text-properties style:font-name="ProductusOSGiMonoc" fo:font-size="10pt" style:font-size-asian="10pt" style:font-size-complex="10pt"/>
    </style:style>
    <style:style style:name="P57" style:family="paragraph" style:parent-style-name="Document_20_Title">
      <style:paragraph-properties fo:text-align="center" style:justify-single-word="false"/>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Standard">
      <style:text-properties style:font-name="Arial" fo:font-size="9pt" fo:language="en" fo:country="US" style:font-size-asian="9pt" style:font-size-complex="9pt" style:language-complex="ar" style:country-complex="SA"/>
    </style:style>
    <style:style style:name="P61" style:family="paragraph" style:parent-style-name="Standard">
      <style:text-properties style:font-name="Arial" fo:language="en" fo:country="US" style:language-complex="ar" style:country-complex="SA"/>
    </style:style>
    <style:style style:name="P62"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3"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6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5" style:family="paragraph" style:parent-style-name="Default_20_Text">
      <style:text-properties style:font-name="Courier New1"/>
    </style:style>
    <style:style style:name="P66"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67" style:family="paragraph" style:parent-style-name="Default_20_Text">
      <style:text-properties fo:color="#000000" style:font-name="Courier New1" fo:font-size="10pt" fo:font-style="italic" style:font-name-asian="Courier New1" style:font-size-asian="10pt" style:font-style-asian="italic" style:font-name-complex="Courier New1" style:font-size-complex="10pt"/>
    </style:style>
    <style:style style:name="P68" style:family="paragraph" style:parent-style-name="Default_20_Text" style:list-style-name="L2"/>
    <style:style style:name="P69" style:family="paragraph" style:parent-style-name="Body" style:list-style-name="L2"/>
    <style:style style:name="P70"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71" style:family="paragraph" style:parent-style-name="Body" style:list-style-name="L1">
      <style:paragraph-properties fo:margin-left="0.026cm" fo:margin-right="0cm" fo:text-indent="-0.741cm" style:auto-text-indent="false">
        <style:tab-stops>
          <style:tab-stop style:position="-0.265cm"/>
          <style:tab-stop style:position="10.001cm"/>
        </style:tab-stops>
      </style:paragraph-properties>
    </style:style>
    <style:style style:name="P72"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73" style:family="paragraph" style:parent-style-name="Heading_20_1">
      <style:paragraph-properties fo:break-before="page"/>
    </style:style>
    <style:style style:name="P74" style:family="paragraph" style:parent-style-name="Heading_20_2">
      <style:text-properties fo:language="en" fo:country="US" style:language-complex="ar" style:country-complex="SA"/>
    </style:style>
    <style:style style:name="P75" style:family="paragraph" style:parent-style-name="Heading_20_2" style:master-page-name="">
      <style:paragraph-properties style:page-number="auto"/>
    </style:style>
    <style:style style:name="P76"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77" style:family="paragraph" style:parent-style-name="Heading_20_3">
      <style:text-properties style:font-name="Arial"/>
    </style:style>
    <style:style style:name="P78"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79" style:family="paragraph" style:parent-style-name="Definition_20_Term">
      <style:text-properties style:font-name="Arial" fo:font-size="10pt" style:font-size-asian="10pt" style:font-size-complex="10pt"/>
    </style:style>
    <style:style style:name="T1" style:family="text">
      <style:text-properties fo:color="#000000"/>
    </style:style>
    <style:style style:name="T2" style:family="text">
      <style:text-properties fo:color="#000000" style:font-name="Helv" fo:font-size="10pt" fo:language="en" fo:country="US" fo:font-weight="normal" style:font-name-asian="Helv" style:font-size-asian="10pt" style:font-weight-asian="normal" style:font-name-complex="Helv" style:font-size-complex="10pt" style:language-complex="ar" style:country-complex="SA" style:font-weight-complex="normal"/>
    </style:style>
    <style:style style:name="T3" style:family="text">
      <style:text-properties fo:color="#000000" style:font-name="Helv" fo:font-size="10pt" style:font-name-asian="Helv" style:font-size-asian="10pt" style:font-name-complex="Helv" style:font-size-complex="10pt"/>
    </style:style>
    <style:style style:name="T4"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5"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6"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7"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8"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9" style:family="text">
      <style:text-properties fo:color="#000000" fo:font-weight="bold" style:font-weight-asian="bold" style:font-weight-complex="bold"/>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00" fo:font-size="10pt" fo:font-style="italic" style:font-name-asian="Courier New1" style:font-size-asian="10pt" style:font-style-asian="italic" style:font-name-complex="Courier New1" style:font-size-complex="10pt"/>
    </style:style>
    <style:style style:name="T14" style:family="text">
      <style:text-properties fo:color="#000000" fo:font-size="10pt" style:font-name-asian="Helv" style:font-size-asian="10pt" style:font-name-complex="Helv" style:font-size-complex="10pt"/>
    </style:style>
    <style:style style:name="T15" style:family="text">
      <style:text-properties fo:font-weight="normal" style:font-weight-asian="normal" style:font-weight-complex="normal"/>
    </style:style>
    <style:style style:name="T16" style:family="text">
      <style:text-properties fo:font-weight="normal" style:font-name-asian="Helvetica" style:font-weight-asian="normal" style:font-weight-complex="normal"/>
    </style:style>
    <style:style style:name="T17" style:family="text">
      <style:text-properties style:font-name="Courier New1"/>
    </style:style>
    <style:style style:name="T18" style:family="text">
      <style:text-properties style:font-name="Courier New1" fo:font-weight="normal" style:font-weight-asian="normal" style:font-weight-complex="normal"/>
    </style:style>
    <style:style style:name="T19" style:family="text">
      <style:text-properties style:font-name="Courier New1" fo:font-size="12pt" style:font-size-asian="12pt" style:font-size-complex="12pt"/>
    </style:style>
    <style:style style:name="T20" style:family="text">
      <style:text-properties style:font-name="Arial"/>
    </style:style>
    <style:style style:name="T21" style:family="text">
      <style:text-properties style:font-name="Arial" fo:font-weight="normal" style:font-weight-asian="normal" style:font-weight-complex="normal"/>
    </style:style>
    <style:style style:name="T22" style:family="text">
      <style:text-properties style:font-name="Arial" fo:language="en" fo:country="US" style:language-complex="ar" style:country-complex="SA"/>
    </style:style>
    <style:style style:name="T2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language="en" fo:country="US" style:text-underline-style="none" style:language-complex="ar" style:country-complex="SA"/>
    </style:style>
    <style:style style:name="T25" style:family="text">
      <style:text-properties fo:language="en" fo:country="US" style:language-complex="ar" style:country-complex="SA"/>
    </style:style>
    <style:style style:name="T26" style:family="text">
      <style:text-properties style:text-underline-style="none"/>
    </style:style>
    <style:style style:name="T27" style:family="text">
      <style:text-properties fo:font-weight="bold" style:font-weight-asian="bold" style:font-weight-complex="bold"/>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weight-complex="normal"/>
    </style:style>
    <style:style style:name="T3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use-window-font-color="true" style:font-name-asian="Helvetica1" style:font-name-complex="Helvetica1"/>
    </style:style>
    <style:style style:name="T34" style:family="text">
      <style:text-properties style:use-window-font-color="true" fo:font-style="italic" style:font-name-asian="Helvetica1" style:font-style-asian="italic" style:font-name-complex="Helvetica1" style:font-style-complex="italic"/>
    </style:style>
    <style:style style:name="T35" style:family="text">
      <style:text-properties style:use-window-font-color="true" fo:font-style="normal" style:font-name-asian="Helvetica1" style:font-style-asian="normal" style:font-name-complex="Helvetica1" style:font-style-complex="normal"/>
    </style:style>
    <style:style style:name="T36" style:family="text">
      <style:text-properties style:text-position="super 58%"/>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ize="10pt" style:font-name-asian="ArialMT" style:font-size-asian="10pt" style:font-name-complex="ArialMT" style:font-size-complex="10pt"/>
    </style:style>
    <style:style style:name="T39" style:family="text">
      <style:text-properties style:font-name-asian="Helveti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86622832" text:id="ct286622832">
          <text:format-change>
            <office:change-info>
              <dc:creator>Unknown Author</dc:creator>
              <dc:date>2013-08-29T10:0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57"><draw:frame draw:style-name="fr2" draw:name="graphics3" text:anchor-type="paragraph" svg:width="17.78cm" svg:height="7.893cm" draw:z-index="14"><draw:image xlink:href="Pictures/1000020100000427000001D81E79F30D.png" xlink:type="simple" xlink:show="embed" xlink:actuate="onLoad"/></draw:frame></text:p>
      <text:p text:style-name="P57"><text:user-defined style:data-style-name="N0" text:name="RFC Title">Blueprint Container 1.1</text:user-defined></text:p>
      <text:p text:style-name="Document_20_Title"><text:span text:style-name="T28">Draft<text:line-break/><text:line-break/></text:span><text:span text:style-name="T28"><text:page-count style:num-format="1">15</text:page-count></text:span><text:span text:style-name="T28"> Pages</text:span></text:p>
      <text:p text:style-name="P49">Abstract</text:p>
      <text:p text:style-name="P50">Update Blueprint Container to 1.1 with some features requested via bug reports or directly from users.</text:p>
      <text:h text:style-name="P73" text:outline-level="1" text:restart-numbering="true" text:start-value="-1">Document Information</text:h>
      <text:h text:style-name="P74" text:outline-level="2">License</text:h>
      <text:p text:style-name="P39">DISTRIBUTION AND FEEDBACK LICENSE, Version 2.0</text:p>
      <text:p text:style-name="P6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0"/>
      <text:p text:style-name="P6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0"/>
      <text:p text:style-name="P6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0">NEITHER THE OSGi ALLIANCE NOR ANY THIRD PARTY WILL BE LIABLE FOR ANY DIRECT, INDIRECT, SPECIAL, INCIDENTAL OR CONSEQUENTIAL DAMAGES ARISING OUT OF OR RELATING TO ANY USE OR DISTRIBUTION OF THE DISTRIBUTION. </text:p>
      <text:p text:style-name="P60"/>
      <text:p text:style-name="P6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0"/>
      <text:p text:style-name="P6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0"/>
      <text:p text:style-name="P60">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1"/>
      <text:p text:style-name="P61">I HEREBY ACKNOWLEDGE AND AGREE TO THE TERMS AND CONDITIONS DELINEATED ABOVE.</text:p>
      <text:h text:style-name="P74" text:outline-level="2">Trademarks</text:h>
      <text:p text:style-name="P4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4" text:outline-level="2">Feedback</text:h>
      <text:p text:style-name="Body"><text:span text:style-name="T25">This document can be downloaded from the OSGi Alliance design repository at </text:span><text:a xlink:type="simple" xlink:href="https://github.com/osgi/design"><text:span text:style-name="T25">https://github.com/osgi/design</text:span></text:a><text:span text:style-name="T2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4">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64">1 Introduction<text:tab/>5</text:p>
          <text:p text:style-name="P64">2 Application Domain<text:tab/>5</text:p>
          <text:p text:style-name="P64">3 Problem Description<text:tab/>6</text:p>
          <text:p text:style-name="P59">3.1 3.1 Non-Damped Reference Managers<text:tab/>6</text:p>
          <text:p text:style-name="P59">3.2 3.2 Blueprint Grace Timeout<text:tab/>6</text:p>
          <text:p text:style-name="P59">3.3 3.3 Bug 2233 –'Satisfied' Lifecycle Notification<text:tab/>6</text:p>
          <text:p text:style-name="P59">3.4 3.4 Injection of Service Properties<text:tab/>6</text:p>
          <text:p text:style-name="P59">3.5 3.5 Bug 2192 - Damping of Factory Services<text:tab/>7</text:p>
          <text:p text:style-name="P59">3.6 3.6 Bug 1295 - Allow Namespace handlers to use inline Blueprint elements<text:tab/>7</text:p>
          <text:p text:style-name="P59">3.7 3.7 Bug 2406 – Add blueprint extender capability definition<text:tab/>7</text:p>
          <text:p text:style-name="P59">3.8 Bug 2484 – Address lack of Blueprint opt-in header<text:tab/>7</text:p>
          <text:p text:style-name="P59">3.9 3.8 Allow service properties to be added via &lt;property&gt; elements in Service Manager<text:tab/>8</text:p>
          <text:p text:style-name="P59"><text:soft-page-break/>3.10 3.9 Add synchronous start mode for Blueprint Container<text:tab/>8</text:p>
          <text:p text:style-name="P64">4 Requirements<text:tab/>8</text:p>
          <text:p text:style-name="P64">5 Technical Solution<text:tab/>9</text:p>
          <text:p text:style-name="P59">5.1 Non-Damped Reference Managers<text:tab/>9</text:p>
          <text:p text:style-name="P59">5.2 Blueprint Grace Period enhancements<text:tab/>9</text:p>
          <text:p text:style-name="P59">5.3 New Satisfied Life-cycleEvent<text:tab/>10</text:p>
          <text:p text:style-name="P59">5.4 Injection of Service Properties<text:tab/>10</text:p>
          <text:p text:style-name="P59">5.5 Factory Services<text:tab/>10</text:p>
          <text:p text:style-name="P59">5.6 Inlining of Blueprint elements<text:tab/>10</text:p>
          <text:p text:style-name="P59">5.7 Extender Capability<text:tab/>10</text:p>
          <text:p text:style-name="P59">5.8 Allow &lt;property&gt; elements in Service Managers<text:tab/>11</text:p>
          <text:p text:style-name="P59">5.9 Add synchronous start mode for Blueprint Container<text:tab/>11</text:p>
          <text:p text:style-name="P59">5.10 Blueprint Extender Configuration (Bug 2484)<text:tab/>11</text:p>
          <text:p text:style-name="P58">5.10.1 Extendee Header Behavior<text:tab/>11</text:p>
          <text:p text:style-name="P58">5.10.2 TODO: Other things configured through the dictionary<text:tab/>12</text:p>
          <text:p text:style-name="P64">6 Considered Alternatives<text:tab/>12</text:p>
          <text:p text:style-name="P64">7 Security Considerations<text:tab/>12</text:p>
          <text:p text:style-name="P64">8 Document Support<text:tab/>12</text:p>
          <text:p text:style-name="P59">8.1 References<text:tab/>12</text:p>
          <text:p text:style-name="P59">8.2 Author’s Address<text:tab/>13</text:p>
          <text:p text:style-name="P59">8.3 Acronyms and Abbreviations<text:tab/>13</text:p>
          <text:p text:style-name="P59">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29">Source code is shown in this typeface</text:span>.</text:p>
      <text:h text:style-name="Heading_20_2" text:outline-level="2">Revision History</text:h>
      <text:p text:style-name="P3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Revision</text:p>
            </table:table-cell>
            <table:table-cell table:style-name="Table1.A1" office:value-type="string">
              <text:p text:style-name="P48">Date</text:p>
            </table:table-cell>
            <table:table-cell table:style-name="Table1.C1" office:value-type="string">
              <text:p text:style-name="P48">Comments</text:p>
            </table:table-cell>
          </table:table-row>
        </table:table-header-rows>
        <table:table-row table:style-name="Table1.2">
          <table:table-cell table:style-name="Table1.A1" office:value-type="string">
            <text:p text:style-name="P45">Initial</text:p>
          </table:table-cell>
          <table:table-cell table:style-name="Table1.B2" office:value-type="date" office:date-value="2012-05-21">
            <text:p text:style-name="P46">21/05/12</text:p>
          </table:table-cell>
          <table:table-cell table:style-name="Table1.C1" office:value-type="string">
            <text:p text:style-name="P46">Initial Draft Requirements</text:p>
          </table:table-cell>
        </table:table-row>
        <table:table-row table:style-name="Table1.2">
          <table:table-cell table:style-name="Table1.A3" office:value-type="string">
            <text:p text:style-name="P45">0.2</text:p>
          </table:table-cell>
          <table:table-cell table:style-name="Table1.A3" office:value-type="string">
            <text:p text:style-name="P46">2<text:span text:style-name="T36">nd</text:span> November 2012</text:p>
          </table:table-cell>
          <table:table-cell table:style-name="Table1.C3" office:value-type="string">
            <text:p text:style-name="P46">First stab at design.</text:p>
          </table:table-cell>
        </table:table-row>
        <table:table-row table:style-name="Table1.2">
          <table:table-cell table:style-name="Table1.A4" office:value-type="float" office:value="0.3">
            <text:p text:style-name="P45">0.3</text:p>
          </table:table-cell>
          <table:table-cell table:style-name="Table1.A3" office:value-type="string">
            <text:p text:style-name="P46">27<text:span text:style-name="T36">th</text:span> February</text:p>
          </table:table-cell>
          <table:table-cell table:style-name="Table1.C3" office:value-type="string">
            <text:p text:style-name="P46">Updates from Nov 2f2 &amp; tidy-up for draft publication.</text:p>
          </table:table-cell>
        </table:table-row>
        <table:table-row table:style-name="Table1.2">
          <table:table-cell table:style-name="Table1.A4" office:value-type="float" office:value="0.4">
            <text:p text:style-name="P45">0.4</text:p>
          </table:table-cell>
          <table:table-cell table:style-name="Table1.A3" office:value-type="string">
            <text:p text:style-name="P46">09<text:span text:style-name="T36">th</text:span> August 2013</text:p>
          </table:table-cell>
          <table:table-cell table:style-name="Table1.C3" office:value-type="string">
            <text:p text:style-name="P46">Updated to include default service implementations</text:p>
          </table:table-cell>
        </table:table-row>
      </table:table>
      <text:p text:style-name="Body"><text:soft-page-break/></text:p>
      <text:h text:style-name="Heading_20_1" text:outline-level="1">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27">The following was taken from the Blueprint 1.0 requirements and design documents (RFP 76 &amp; RFC 124. respectively)</text:p>
      <text:p text:style-name="P28"><text:span text:style-name="T39">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39">online stores, flight tracking, internet banking etc.), corporate intranet applications (customer-relationship </text:span><text:span text:style-name="T39">management, inventory etc.), standalone applications (not web-based) such as processing stock feeds and financial data, and “frontoffice” applications (desktop trading etc.). The main focus is on server-side a</text:span><text:span text:style-name="T16">pplications.</text:span></text:p>
      <text:p text:style-name="P31">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30">Some core features of the enterprise programming models the market is moving to include:</text:p>
      <text:list xml:id="list29213272" text:style-name="WW8Num5">
        <text:list-item>
          <text:p text:style-name="P70">A focus on writing business logic in “regular” Java classes that are not required to implement certain APIs or contracts in order to integrate with a container</text:p>
        </text:list-item>
        <text:list-item>
          <text:p text:style-name="P70">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70"><text:soft-page-break/>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70">Aspects, or aspect-like functionality. The ability to specify in a single place behavior that augments the execution of one <text:span text:style-name="T30">or more</text:span> component operations. </text:p>
        </text:list-item>
      </text:list>
      <text:p text:style-name="P31">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h text:style-name="P75" text:outline-level="2"><text:bookmark text:name="__RefHeading__1159_694275381"/>Non-Damped Reference Managers<text:bookmark-end text:name="__RefHeading__1159_694275381"/></text:h>
      <text:p text:style-name="P9"/>
      <text:p text:style-name="Body">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p text:style-name="P7"/>
      <text:h text:style-name="Heading_20_2" text:outline-level="2">Blueprint Grace Timeout</text:h>
      <text:p text:style-name="P4"/>
      <text:p text:style-name="Body">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5"/>
      <text:h text:style-name="Heading_20_2" text:outline-level="2">Bug 2233 –'Satisfied' Lifecycle Notification</text:h>
      <text:p text:style-name="Body">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7"/>
      <text:h text:style-name="Heading_20_2" text:outline-level="2">Injection of Service Properties</text:h>
      <text:p text:style-name="P17"/>
      <text:p text:style-name="P43"><text:soft-page-break/><text:span text:style-name="T14">If a User wants to access the service properties of an injected service, they must first be injected with the service reference and then programmatically use the service reference to access the properties. Not only is it an inconvenient extra step to have to do to get to </text:span><text:span text:style-name="T14">the</text:span><text:span text:style-name="T14"> properties, it also ties the bean</text:span> to the OSGi APIs,<text:span text:style-name="T14"> which can impact the ability to unit test the bundles.</text:span></text:p>
      <text:p text:style-name="P5"/>
      <text:h text:style-name="Heading_20_2" text:outline-level="2">Bug 2192 - Factory Services Lifecycle issues</text:h>
      <text:p text:style-name="Body">If a factory Service is removed and replaced by another factory service, Blueprint doesn't recreate the beans that were created with the original factory.</text:p>
      <text:p text:style-name="P8"/>
      <text:p text:style-name="P8">This is a Blueprint example for the problem:</text:p>
      <text:p text:style-name="P10">&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10"/>
      <text:p text:style-name="P43"><text:span text:style-name="T14">In the example, the bean created by the service Reference foo, should be deleted and re-created, if </text:span><text:span text:style-name="T1">the EntityManagerFactory service that foo is bound to, is removed and replaced by another EntityManagerFactory service.</text:span></text:p>
      <text:p text:style-name="P11"/>
      <text:h text:style-name="Heading_20_2" text:outline-level="2">Bug 1295 - Allow Namespace handlers to use inline Blueprint elements</text:h>
      <text:p text:style-name="P44"><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32">the</text:span> absence of a namespace handler standard.</text:p>
      <text:p text:style-name="P67">&lt;tx:transacted&gt;</text:p>
      <text:p text:style-name="P65"><text:span text:style-name="T13"><text:s text:c="2"/>&lt;bean ...</text:span><text:span text:style-name="T13"> /&gt;</text:span></text:p>
      <text:p text:style-name="P67">&lt;/tx:transacted&gt;</text:p>
      <text:p text:style-name="P14"/>
      <text:p text:style-name="P20"/>
      <text:h text:style-name="Heading_20_2" text:outline-level="2">Bug 2406 – Add blueprint extender capability definition</text:h>
      <text:p text:style-name="P15"/>
      <text:p text:style-name="Body"><text:span text:style-name="T7">The latest Core OSGi specification introduced the standard capability namespace for extender implementations, and the Blueprint extender needs to implement this new namespace e</text:span>.<text:span text:style-name="T7">g.</text:span></text:p>
      <text:p text:style-name="P13"/>
      <text:p text:style-name="P12"><text:bookmark text:name="comment_text_3"/>Provide-Capability: osgi.extender; osgi.extender="osgi.blueprint";</text:p>
      <text:p text:style-name="P51"><text:s/><text:span text:style-name="T15">uses:="org.osgi.service.blueprint.container,</text:span></text:p>
      <text:p text:style-name="P33"><text:s/>org.osgi.service.blueprint.reflect";version:Version="1.1"</text:p>
      <text:h text:style-name="Heading_20_2" text:outline-level="2"><text:soft-page-break/>Bug 2484 – Address lack of Blueprint opt-in header</text:h>
      <text:list xml:id="list29229791" text:style-name="L1">
        <text:list-item>
          <text:list>
            <text:list-header>
              <text:p text:style-name="P71">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6"/>
      <text:h text:style-name="Heading_20_2" text:outline-level="2">Allow service properties to be added via &lt;property&gt; elements in Service Manager</text:h>
      <text:p text:style-name="P15"/>
      <text:p text:style-name="P18"><text:span text:style-name="T26">When you want to define service properties within a Service Manager, you have to define a service-properties element, and then define entry elements for each property, </text:span><text:span text:style-name="T24">which</text:span><text:span text:style-name="T26"> seems unnecessarily verbose and over-complicated.</text:span></text:p>
      <text:p text:style-name="P16"/>
      <text:p text:style-name="P3"/>
      <text:p text:style-name="P19"/>
      <text:h text:style-name="P74" text:outline-level="2">Make it easier to consume optional services</text:h>
      <text:p text:style-name="Body"><text:span text:style-name="T25">The blueprint container allows reference-managers to be “optional”, meaning that they may have no backing service. As identified in </text:span><text:span text:style-name="T25"><text:bookmark-ref text:reference-format="chapter" text:ref-name="__RefHeading__1159_694275381">3.1</text:bookmark-ref></text:span><text:span text:style-name="T25">, when a reference manager has no backing implementation it can wait for a long time, then it throws ServiceUnavailableException.</text:span><text:span text:style-name="T25"> Whilst reducing this timeout to zero is helpful in error cases for mandatory services, for optional </text:span><text:span text:style-name="T25">reference managers “no backing service” is a valid, main-path state. Throwing an exception for every one of these invocations is both wasteful and counter-</text:span><text:span text:style-name="T25">intuitive – it is not an “exceptional” case.</text:span></text:p>
      <text:p text:style-name="Body"><text:span text:style-name="T25">Currently to avoid this scenario blueprint components must be declared as </text:span><text:span text:style-name="T25">reference-listener objects. They then receive notifications of the reference bind/unbind events. This adds significant additional threading complexity to the blueprint component, </text:span><text:span text:style-name="T25">and (assuming it is not safe to hold a lock/monitor while calling the reference) there is still a race condition that can result in a ServiceUnavailableException.</text:span></text:p>
      <text:p text:style-name="Body"><text:span text:style-name="T25">Blueprint's purpose is to make exposing and consuming services simpler. The situation outlined above </text:span><text:span text:style-name="T25">is not simple</text:span><text:span text:style-name="T25">, and needs to be improved.</text:span></text:p>
      <text:h text:style-name="Heading_20_1" text:outline-level="1">Requirements</text:h>
      <text:p text:style-name="Body"><text:span text:style-name="T27">Blueprint1</text:span> – A component MUST be able to request that a Reference Manager is not damped.</text:p>
      <text:p text:style-name="P36"><text:span text:style-name="T9">Blueprint2</text:span><text:span text:style-name="T1"> – It MUST be possible for a Blueprint Container to use the grace period without risking permanent failure (requiring a bundle restart) if the period expires.</text:span><text:span text:style-name="T1"> Once the grace period has been reached, the Blueprint container <text:s/>MAY decide</text:span><text:span text:style-name="T1"> to </text:span><text:span text:style-name="T1">partially start the beans and services that have had their dependencies satisfied, or it MAY decide to continue to wait for outstanding dependencies. </text:span><text:span text:style-name="T1">Relevant Lifecycle events MUST be issued for </text:span><text:span text:style-name="T1"><text:s/>each scenario.</text:span></text:p>
      <text:p text:style-name="P36"><text:soft-page-break/><text:span text:style-name="T8">Blueprint3</text:span><text:span text:style-name="T3"> – The Blueprint Container MUST issue an additional lifecycle event when the dependencies of a component are satisfied.</text:span></text:p>
      <text:p text:style-name="P24"><text:span text:style-name="T6">Blueprint4 </text:span><text:span text:style-name="T5">–</text:span><text:span text:style-name="T6"> </text:span><text:span text:style-name="T5">A component MUST be able to have the </text:span><text:span text:style-name="T1"><text:s/>service's properties injected directly without requiring the bean to use OSGi framework APIs.</text:span></text:p>
      <text:p text:style-name="P21"/>
      <text:p text:style-name="P24"><text:span text:style-name="T6">Blueprint5 </text:span><text:span text:style-name="T5">–</text:span><text:span text:style-name="T6"> </text:span><text:span text:style-name="T5">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21"/>
      <text:p text:style-name="P24"><text:span text:style-name="T6">Blueprint6 – </text:span><text:span text:style-name="T5">C</text:span><text:span text:style-name="T3">ustom namespaces MUST be able to include or have inlined <text:s/>Blueprint elements from the Blueprint Schema. This <text:s/>MAY mean changing the Blueprint Schema to define the Blueprint element types upfront, </text:span><text:span text:style-name="T3">and refer to them throughout the Schema structure, rather than, as it does today, in-lining the element type definitions within the Schema structure.</text:span></text:p>
      <text:p text:style-name="P21"/>
      <text:p text:style-name="P24"><text:span text:style-name="T8">Blueprint7</text:span><text:span text:style-name="T3"> – The Blueprint Container MUST support the extender capability definition.</text:span></text:p>
      <text:p text:style-name="P21"/>
      <text:p text:style-name="P23"><text:span text:style-name="T3">Blueprint8 – </text:span><text:span text:style-name="T4">Blueprint Service Managers MUST support &lt;property&gt; elements.</text:span></text:p>
      <text:p text:style-name="P22"/>
      <text:p text:style-name="P23"><text:span text:style-name="T3">Blueprint10</text:span><text:span text:style-name="T4"> – It MUST be possible to configure Blueprint processing such that the extender does not process any bundles that do not contain the Bundle-Blueprint header.</text:span></text:p>
      <text:p text:style-name="P22"/>
      <text:p text:style-name="P23"><text:span text:style-name="T3">Blueprint11</text:span><text:span text:style-name="T4"> </text:span><text:span text:style-name="T2">–</text:span><text:span text:style-name="T4"> It MUST be possible to write a blueprint-managed component with an optional reference without having to be registered as a reference-listener, or handling ServiceUnavailableException</text:span></text:p>
      <text:h text:style-name="Heading_20_1" text:outline-level="1">Technical Solution</text:h>
      <text:p text:style-name="P34"/>
      <text:h text:style-name="Heading_20_2" text:outline-level="2">Non-Damped Reference Managers</text:h>
      <text:p text:style-name="Body">To allow Reference Managers to be configured to not damp the services that they reference, the existing optional timeout property with be able to be set to -1, This new value indicates that the reference should not be damped, and should throw a ServiceUnavailableException should the reference not exist at the time the element is processed by the Blueprint container. This attribute is only available on the reference element, and not on the reference-list element, as reference-lists are not damped.</text:p>
      <text:p text:style-name="Body">Reference Manager damping can also be specified at the blueprint element level using the <text:span text:style-name="T21">new optional</text:span><text:span text:style-name="T20"> </text:span><text:span text:style-name="T17">timeout</text:span> attribute. <text:s/>The attribute applies to all Reference Managers for the corresponding Blueprint container. <text:s/>This attribute can have the same values as the timeout attribute <text:span text:style-name="T10">on the</text:span> reference Manager, so setting this to -1 <text:span text:style-name="T10">would</text:span> mean all of the Blueprint container's Reference Managers would not damp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text:soft-page-break/>B<text:span text:style-name="T27">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0">which</text:span> is specified on the bundle symbolic name. <text:s/>The new values are <text:span text:style-name="T17">allowPartial</text:span> , <text:span text:style-name="T17">forever.</text:span><text:span text:style-name="T20"> <text:s/>For clarity, we will also introduce new values <text:s text:c="2"/></text:span><text:span text:style-name="T18">fail </text:span><text:span text:style-name="T21">and</text:span><text:span text:style-name="T18"> </text:span><text:span text:style-name="T17">none,</text:span><text:span text:style-name="T20"> which will have the same meaning as true and false respectively.</text:span></text:p>
      <text:p text:style-name="Body"><text:span text:style-name="T20">When a value of </text:span><text:span text:style-name="T17">allowPartial</text:span><text:span text:style-name="T20"> is specified, Blueprint must wait for the graceperiod and when the graceperiod is reached, rather than issuing a FAILURE event and performing “Destroy”, it must create the blueprint container </text:span><text:span text:style-name="T20">and set up as much of the blueprint as possible, based on the set of satisfied mandatory references in </text:span><text:span text:style-name="T10">the</text:span><text:span text:style-name="T20"> same way it would if the graceperiod were set to </text:span><text:span text:style-name="T17">false</text:span><text:span text:style-name="T20">.</text:span></text:p>
      <text:p text:style-name="Body"><text:span text:style-name="T20">When a value of </text:span><text:span text:style-name="T17">forever</text:span><text:span text:style-name="T20"> is specified, Blueprint must wait for the graceperiod and when the graceperiod is reached, rather than issuing a FAILURE event and performing “Destroy”, the Blueprint runtime must issue a new GRACE_PERIOD event and begin a new grace period. </text:span></text:p>
      <text:p text:style-name="P42"><text:change-start text:change-id="ct286622832"/><text:span text:style-name="T22">TBD: Consider changing the </text:span><text:s/>default behaviour to allowPartial, as this is probably the most useful graceperiod.<text:change-end text:change-id="ct286622832"/></text:p>
      <text:p text:style-name="Body">We will need a new version of the Blueprint XML schema for this new attribute.</text:p>
      <text:p text:style-name="Body"/>
      <text:h text:style-name="Heading_20_2" text:outline-level="2">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Injection of Service Properties</text:h>
      <text:p text:style-name="Body">When looking for an appropriate bean set method to call for injection of a service object, as a last option, Blueprint will now also look for a method with the following signature:</text:p>
      <text:p text:style-name="P53">set{PropertyName}(T ref, java.util.Map&lt;String, ?&gt; props)</text:p>
      <text:p text:style-name="Body">PropertyName is the name of the bean property, specified in the property element, for example</text:p>
      <text:p text:style-name="P54">public class C {</text:p>
      <text:p text:style-name="P54"><text:s text:c="2"/>public void setProxy(T ref, Map&lt;String, ?&gt; props) { ... }</text:p>
      <text:p text:style-name="P54">}</text:p>
      <text:p text:style-name="P54">&lt;reference id="p" interface="T"/&gt;</text:p>
      <text:p text:style-name="P54">&lt;bean id="c" class="C"&gt;</text:p>
      <text:p text:style-name="P54"><text:s text:c="2"/>&lt;property name="proxy" ref="p"/&gt;</text:p>
      <text:p text:style-name="P54">&lt;/bean&gt;</text:p>
      <text:p text:style-name="P29"/>
      <text:p text:style-name="P29">It is important to note that the injected service properties are an unmodifiable map of properties, and is a snapshot at the time the map is injected.</text:p>
      <text:h text:style-name="Heading_20_2" text:outline-level="2"><text:soft-page-break/>Factory Services</text:h>
      <text:p text:style-name="P62"/>
      <text:p text:style-name="Body">Currently when factory services are used, the actual bean created by the factory service, is injected. If the factory service is replaced by another factory service, the blueprint container doesn't replace the existing beans with ones created using this new factory.</text:p>
      <text:p text:style-name="P43">The Blueprint container will ensure that whenever a factory service is replaced, all beans created by the original factory service are removed and replaced by new beans created by the new service. The factory service will also<text:span text:style-name="T38"> </text:span><text:span text:style-name="T38">now return a damped proxy, </text:span><text:span text:style-name="T38">rather</text:span><text:span text:style-name="T38"> than the actual bean.</text:span></text:p>
      <text:h text:style-name="Heading_20_2" text:outline-level="2">Inlining of Blueprint elements</text:h>
      <text:p text:style-name="P62"/>
      <text:p text:style-name="Body">In order to support the ability for Custom Namespace Handlers to use inlined Blueprint elements,the Blueprint schema needs to be amended to declare the element types outside of the nested groups and reference them within the groups e.g.</text:p>
      <text:p text:style-name="P63">&lt;xsd:group name="allComponents"&gt;</text:p>
      <text:p text:style-name="P63">&lt;xsd:choice&gt;</text:p>
      <text:p text:style-name="P63">&lt;xsd:element ref="service"/&gt;</text:p>
      <text:p text:style-name="P63">&lt;xsd:element ref="ref-list"/&gt;</text:p>
      <text:p text:style-name="P63">&lt;xsd:element ref="ref-set"/&gt;</text:p>
      <text:p text:style-name="P63">&lt;xsd:group ref="targetComponent"/&gt;</text:p>
      <text:p text:style-name="P63">&lt;/xsd:choice&gt;</text:p>
      <text:p text:style-name="P63">&lt;/xsd:group&gt;</text:p>
      <text:p text:style-name="P63">&lt;xsd:element name="service" type="Tservice"/&gt;</text:p>
      <text:p text:style-name="P63">&lt;xsd:element name="ref-list" type="Tref-collection"/&gt;</text:p>
      <text:p text:style-name="P66">&lt;xsd:element name="ref-set" type="Tref-collection"/&gt;</text:p>
      <text:h text:style-name="Heading_20_2" text:outline-level="2"><text:span text:style-name="T27">Ex</text:span><text:span text:style-name="T27">tender Capability</text:span></text:h>
      <text:p text:style-name="P16"/>
      <text:p text:style-name="Body">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13"/>
      <text:p text:style-name="P12"><text:bookmark text:name="comment_text_31"/>Provide-Capability: osgi.extender; osgi.extender="osgi.blueprint";</text:p>
      <text:p text:style-name="P51"><text:s/><text:span text:style-name="T15">uses:="org.osgi.service.blueprint.containe</text:span><text:span text:style-name="T37">r,</text:span></text:p>
      <text:p text:style-name="P32"><text:s/><text:span text:style-name="T1">org.osgi.service.blueprint.reflect";version:Version="1.0"</text:span></text:p>
      <text:p text:style-name="P38">The Blueprint container must not extend a bundle that is wired to another provider of the Blueprint extender capability.</text:p>
      <text:p text:style-name="P38">A Require-Capability header that wires <text:span text:style-name="T23">to this extender capability </text:span><text:span text:style-name="T23">opts the bundle in to </text:span><text:span text:style-name="T23">being processed by the blueprint extender.</text:span><text:span text:style-name="T23"> <text:s/>An example of the Require-Capability headers is as follows:</text:span></text:p>
      <text:p text:style-name="P12">Require-Capability: osgi.extender; filter:="(osgi.extender=osgi.blueprint)"; ;</text:p>
      <text:p text:style-name="P51"><text:span text:style-name="T11"><text:s/></text:span><text:span text:style-name="T11">path</text:span><text:span text:style-name="T11">:List&lt;String&gt;=”lib/account.xml, security.bp, cnf/*.xml</text:span><text:span text:style-name="T11">”</text:span></text:p>
      <text:p text:style-name="P52"/>
      <text:p text:style-name="Body"><text:span text:style-name="T12">The path attribute</text:span><text:span text:style-name="T12"> follows the same</text:span><text:span text:style-name="T12"> pattern as the Bundle-Blueprint header described in section 121.3.4.</text:span><text:span text:style-name="T12"> <text:s/>Unlike, Bundle-Blueprint, absence of a path attribute means the </text:span><text:span text:style-name="T12">blueprint extender searches for the blueprint xmls in the default location</text:span><text:span text:style-name="T12"> (i.e. OSGI-INF/blueprint/*.xml.</text:span></text:p>
      <text:h text:style-name="P76" text:outline-level="2"><text:soft-page-break/>Allow &lt;property&gt; elements in Service Managers</text:h>
      <text:p text:style-name="P25"><text:span text:style-name="T37">The current mechanism for defining</text:span><text:span text:style-name="T37"> service properties in Service Managers using the &lt;service-properties&gt; elements and &lt;entry&gt; sub-elements is quite cumbersome, and is designed with the idea that the properties will be put into a Map.</text:span><text:span text:style-name="T31"> </text:span></text:p>
      <text:p text:style-name="P26">Service Managers should allow one or more &lt;property&gt; elements to be defined, <text:span text:style-name="T23">in the</text:span> same way that Bean Managers do. All defined properties will be used as the service properties when the service is registered.</text:p>
      <text:p text:style-name="P26">If a service manager is configured both with the existing &lt;service-properties&gt; mechanism, and also with the &lt;property&gt; elements, these will be merged into a single Map. </text:p>
      <text:p text:style-name="P26">If there are any duplicate keys, &lt;property&gt; elements take precedence over &lt;service-properties&gt;.</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19">osgi.blueprint.Extender</text:span><text:span text:style-name="T17">.</text:span></text:p>
      <text:h text:style-name="P77" text:outline-level="3">Extendee Header Behavior</text:h>
      <text:p text:style-name="Body">The extendee header behavior can be configured by setting the <text:span text:style-name="T17">osgi.blueprint.header</text:span> in the <text:span text:style-name="T17">osgi.blueprint.Extender</text:span> configuration dictionary. <text:s/>The default value is <text:span text:style-name="T17">OptOut</text:span> and configures the extender to behave as defined by the Blueprint 1.0 specification. </text:p>
      <text:p text:style-name="Standard"/>
      <text:p text:style-name="Body">The configuration value of <text:span text:style-name="T17">OptIn</text:span> switches the default and opt-out behaviors of the extender, specifically:</text:p>
      <text:list xml:id="list29223231" text:style-name="L2">
        <text:list-item>
          <text:p text:style-name="P68">Absence of the <text:span text:style-name="T17">Bundle-Blueprint</text:span> header means a bundle is not processed for Blueprint configurations.</text:p>
        </text:list-item>
        <text:list-item>
          <text:p text:style-name="P69">If the <text:span text:style-name="T17">Bundle-Blueprint</text:span> header is specified with no value then the extender must search for Bluperint configurations in the default location. </text:p>
        </text:list-item>
      </text:list>
      <text:p text:style-name="Default_20_Text">The remaining extender processing of the <text:span text:style-name="T17">Bundle-Blueprint</text:span> header is unchanged. </text:p>
      <text:h text:style-name="Heading_20_3" text:outline-level="3">TODO: Other things configured through the dictionary</text:h>
      <text:h text:style-name="Heading_20_2" text:outline-level="2">Add “Default” implementations for blueprint reference managers</text:h>
      <text:p text:style-name="Body">Blueprint reference managers are responsible for locating and tracking suitable services from the OSGi service registry. They are also required to produce a proxy object which wraps the tracked service, as and when the tracked service becomes unavailable a new service replaces it inside the proxy. No reinjection of the proxy object is required.</text:p>
      <text:p text:style-name="Body"><text:soft-page-break/>If the tracked service becomes unavailable and there is no suitable replacement then invocations of the proxy object are required to wait until a replacement is found, or throw ServiceUnavailableException if this wait period times out.</text:p>
      <text:p text:style-name="Body">This functionality could be usefully extended with the concept of “default service implementations”. Default service implementations can be thought of as locally visible services with the minimum possible ranking. This means that they aren't visible to other components, will never take precedence over a real service, can be used whenever no suitable service is available. </text:p>
      <text:h text:style-name="Heading_20_3" text:outline-level="3">Declaring a default implementation</text:h>
      <text:p text:style-name="Body">A default service implementation can be declared for a reference manager either by using an attribute to refer to an existing blueprint component, or by declaring an inline bean inside a &lt;default&gt; element.</text:p>
      <text:p text:style-name="P41">Example 1:</text:p>
      <text:p text:style-name="P56">&lt;reference interface="java.util.List"&gt;</text:p>
      <text:p text:style-name="P56"><text:s text:c="2"/>&lt;default&gt;</text:p>
      <text:p text:style-name="P56"><text:s text:c="4"/>&lt;bean class=”java.util.ArrayList”/&gt;</text:p>
      <text:p text:style-name="P56"><text:s text:c="2"/>&lt;default&gt;</text:p>
      <text:p text:style-name="P56"/>
      <text:p text:style-name="P56">&lt;/reference&gt;</text:p>
      <text:p text:style-name="Body"/>
      <text:p text:style-name="P41">Example 2:</text:p>
      <text:p text:style-name="P55">&lt;bean id=”example” class=”java.util.ArrayList”/&gt;</text:p>
      <text:p text:style-name="P55"/>
      <text:p text:style-name="P55">&lt;reference default=”example” interface="java.util.List"/&gt;</text:p>
      <text:p text:style-name="P55"/>
      <text:p text:style-name="Default_20_Text"/>
      <text:p text:style-name="Default_20_Text">When a default service implementation is declared in this way it is important that the default object be of the correct type to match the interfaces listed in the reference manager. If this is not the case then the blueprint container implementation is required to throw a <text:span text:style-name="T17">ComponentDefinitionException</text:span> when creating the reference manager.</text:p>
      <text:p text:style-name="Default_20_Text"/>
      <text:h text:style-name="Heading_20_3" text:outline-level="3">Default implementations and the Null Proxy pattern</text:h>
      <text:p text:style-name="Body">For some services it may be difficult to provide a suitable default implementation. Equally blueprint managed bundles may not wish to make themselves providers of the service that they are using (for example the HttpService), because it will significantly restrict the range of implementations with which they are compatible.</text:p>
      <text:p text:style-name="Body">In this case the Null Proxy pattern can be used to support clients that want the benefits of a default implementation, but without the effort of implementing a default. The null proxy pattern involves generating a proxy object that performs no action, and returns <text:span text:style-name="T17">null</text:span> or null-like values, for all method calls. This would mean that all void methods do nothing, all methods that return numeric primitives return zero, all boolean methods return false, and all methods that return references return <text:span text:style-name="T17">null</text:span>.</text:p>
      <text:p text:style-name="Body">The null proxy pattern can be enabled in blueprint using a new Environment Manager “blueprintNullProxy”, which has prototype scope. Whenever this environment manager is used the blueprint container must create a new null proxy matching the expected type of the receiver. For example in the following:</text:p>
      <text:p text:style-name="P55">&lt;reference default=”blueprintNullProxy” interface="java.util.List"/&gt;</text:p>
      <text:p text:style-name="Default_20_Text">The type of the blueprintNullProxy created would be <text:span text:style-name="T17">java.u</text:span><text:span text:style-name="T17">til.List</text:span>.</text:p>
      <text:h text:style-name="Heading_20_1" text:outline-level="1"><text:soft-page-break/>Considered Alternatives</text:h>
      <text:p text:style-name="P34"/>
      <text:h text:style-name="Heading_20_1" text:outline-level="1">Security Considerations</text:h>
      <text:p text:style-name="P34"/>
      <text:h text:style-name="Heading_20_1" text:outline-level="1">Document Support</text:h>
      <text:h text:style-name="Heading_20_2" text:outline-level="2">References</text:h>
      <text:list xml:id="list2922314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79"><text:span text:style-name="T33">Woolf, Bobby (1998). "Null Object". In Martin, Robert; Riehle, Dirk; Buschmann, Frank. </text:span><text:span text:style-name="T34">Pattern Languages of Program Design 3</text:span><text:span text:style-name="T35">. Addison-Wesley</text:span></text:p>
        </text:list-item>
      </text:list>
      <text:p text:style-name="P35"/>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47">Name</text:p>
          </table:table-cell>
          <table:table-cell table:style-name="Table2.B1" office:value-type="string">
            <text:p text:style-name="P47">Tim Mitchell</text:p>
          </table:table-cell>
        </table:table-row>
        <table:table-row table:style-name="Table2.1">
          <table:table-cell table:style-name="Table2.A1" office:value-type="string">
            <text:p text:style-name="P47">Company</text:p>
          </table:table-cell>
          <table:table-cell table:style-name="Table2.B1" office:value-type="string">
            <text:p text:style-name="P47">IBM</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45">e-mail</text:p>
          </table:table-cell>
          <table:table-cell table:style-name="Table2.B1" office:value-type="string">
            <text:p text:style-name="P45">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47">Graham Charters</text:p>
          </table:table-cell>
        </table:table-row>
        <table:table-row table:style-name="Table3.1">
          <table:table-cell table:style-name="Table3.A1" office:value-type="string">
            <text:p text:style-name="P47">Company</text:p>
          </table:table-cell>
          <table:table-cell table:style-name="Table3.B1" office:value-type="string">
            <text:p text:style-name="P47">IBM</text:p>
          </table:table-cell>
        </table:table-row>
        <table:table-row table:style-name="Table3.1">
          <table:table-cell table:style-name="Table3.A1" office:value-type="string">
            <text:p text:style-name="P47">Address</text:p>
          </table:table-cell>
          <table:table-cell table:style-name="Table3.B1" office:value-type="string">
            <text:p text:style-name="P47"/>
          </table:table-cell>
        </table:table-row>
        <table:table-row table:style-name="Table3.1">
          <table:table-cell table:style-name="Table3.A1" office:value-type="string">
            <text:p text:style-name="P47">Voice</text:p>
          </table:table-cell>
          <table:table-cell table:style-name="Table3.B1" office:value-type="string">
            <text:p text:style-name="P47"/>
          </table:table-cell>
        </table:table-row>
        <table:table-row table:style-name="Table3.1">
          <table:table-cell table:style-name="Table3.A1" office:value-type="string">
            <text:p text:style-name="P45">e-mail</text:p>
          </table:table-cell>
          <table:table-cell table:style-name="Table3.B1" office:value-type="string">
            <text:p text:style-name="P45">charters@uk.ibm.com</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Tim Ward</text:p>
          </table:table-cell>
        </table:table-row>
        <table:table-row table:style-name="Table4.1">
          <table:table-cell table:style-name="Table4.A1" office:value-type="string">
            <text:p text:style-name="P47">Company</text:p>
          </table:table-cell>
          <table:table-cell table:style-name="Table4.B1" office:value-type="string">
            <text:p text:style-name="P47">Paremus</text:p>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45">e-mail</text:p>
          </table:table-cell>
          <table:table-cell table:style-name="Table4.B1" office:value-type="string">
            <text:p text:style-name="P45">tim.ward@paremus.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left="0.706cm" fo:margin-right="0cm" fo:margin-top="0cm" fo:margin-bottom="0cm" fo:text-indent="-0.706cm" style:auto-text-indent="false"/>
    </style:style>
    <style:style style:name="Reference" style:family="paragraph" style:parent-style-name="Default_20_Text"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0cm" style:type="center"/>
          <style:tab-stop style:position="18.161cm" style:type="right"/>
        </style:tab-stops>
      </style:paragraph-properties>
    </style:style>
    <style:style style:name="MP2"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Blueprint Container 1.1</text:user-defined><text:tab/>Page <text:page-number text:select-page="current">15</text:page-number> of <text:page-count style:num-format="1">15</text:page-count></text:p>
        <text:p text:style-name="Header"/>
        <text:p text:style-name="MP1"><text:tab/>Draft<text:tab/> <text:modification-date style:data-style-name="N76">September 2,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2"/>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2-05-21T11:13:45</meta:creation-date>
    <meta:editing-cycles>93</meta:editing-cycles>
    <meta:editing-duration>P19DT7H26M14S</meta:editing-duration>
    <dc:date>2013-09-02T09:38:36.81</dc:date>
    <meta:document-statistic meta:table-count="4" meta:image-count="2" meta:object-count="0" meta:page-count="15" meta:paragraph-count="265" meta:word-count="4699" meta:character-count="31689"/>
    <meta:user-defined meta:name="Company">IBM Corporation</meta:user-defined>
    <meta:user-defined meta:name="Info 3"/>
    <meta:user-defined meta:name="Info 4"/>
    <meta:user-defined meta:name="RFC Title">Blueprint Container 1.1</meta:user-defined>
  </office:meta>
</office:document-meta>
</file>